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11.523cm" style:rel-column-width="44422*"/>
    </style:style>
    <style:style style:name="Table1.B" style:family="table-column">
      <style:table-column-properties style:column-width="5.477cm" style:rel-column-width="21113*"/>
    </style:style>
    <style:style style:name="Table1.A1" style:family="table-cell">
      <style:table-cell-properties style:vertical-align="middle"/>
    </style:style>
    <style:style style:name="Table2" style:family="table">
      <style:table-properties style:width="17cm" style:rel-width="100%" table:align="left"/>
    </style:style>
    <style:style style:name="Table2.A" style:family="table-column">
      <style:table-column-properties style:column-width="17cm" style:rel-column-width="65535*"/>
    </style:style>
    <style:style style:name="Table2.A1" style:family="table-cell">
      <style:table-cell-properties style:vertical-align="middle" fo:padding="0.318cm" fo:border="none"/>
    </style:style>
    <style:style style:name="P1" style:family="paragraph" style:parent-style-name="Standard">
      <style:text-properties fo:font-weight="bold" style:font-weight-asian="bold" style:font-weight-complex="bold"/>
    </style:style>
    <style:style style:name="P2" style:family="paragraph" style:parent-style-name="Table_20_Contents">
      <style:text-properties fo:font-size="10pt"/>
    </style:style>
    <style:style style:name="P3" style:family="paragraph" style:parent-style-name="Table_20_Contents">
      <style:paragraph-properties fo:text-align="end" style:justify-single-word="false"/>
      <style:text-properties fo:font-size="10pt"/>
    </style:style>
    <style:style style:name="P4" style:family="paragraph" style:parent-style-name="Table_20_Contents">
      <style:text-properties fo:font-size="2pt" style:font-size-asian="2pt" style:font-size-complex="2pt"/>
    </style:style>
    <style:style style:name="T1" style:family="text">
      <style:text-properties fo:font-weight="bold"/>
    </style:style>
    <style:style style:name="T2" style:family="text">
      <style:text-properties fo:font-size="10pt"/>
    </style:style>
    <style:style style:name="T3" style:family="text">
      <style:text-properties fo:font-size="10pt" fo:background-color="#ffff00" loext:char-shading-value="0"/>
    </style:style>
    <style:style style:name="T4" style:family="text">
      <style:text-properties fo:font-size="10pt" fo:background-color="#ff66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1" table:style-name="Table1">
        <table:table-column table:style-name="Table1.A"/>
        <table:table-column table:style-name="Table1.B"/>
        <table:table-row>
          <table:table-cell table:style-name="Table1.A1" office:value-type="string">
            <text:p text:style-name="P2"><text:span text:style-name="T1">CBMS 2016 </text:span>&lt;cbms2016@easychair.org&gt;</text:p>
          </table:table-cell>
          <table:table-cell table:style-name="Table1.A1" office:value-type="string">
            <text:p text:style-name="P3">14 de março de 2016 14:13</text:p>
          </table:table-cell>
        </table:table-row>
        <table:table-row>
          <table:table-cell table:style-name="Table1.A1" table:number-columns-spanned="2" office:value-type="string">
            <text:p text:style-name="P2">Para: Leonardo Medeiros &lt;leonardomelomedeiros@copin.ufcg.edu.br&gt;</text:p>
            <table:table table:name="Table2" table:style-name="Table2">
              <table:table-column table:style-name="Table2.A"/>
              <table:table-row>
                <table:table-cell table:style-name="Table2.A1" office:value-type="string">
                  <text:p text:style-name="Table_20_Contents"><text:span text:style-name="T2">Dear Leonardo Medeiros,<text:line-break/><text:line-break/>Thank you for submitting your original research to the 29th IEEE<text:line-break/>International Symposium on Computer-Based Medical Systems (IEEE<text:line-break/>CBMS 2016), to be held in Dublin/Belfast during June, 20-23,<text:line-break/>2016. For symposium details, see the Website: </text:span><text:a xlink:type="simple" xlink:href="http://cbms2016.org/" office:target-frame-name="_blank" xlink:show="new" text:style-name="Internet_20_link" text:visited-style-name="Visited_20_Internet_20_Link"><text:span text:style-name="T2">http://cbms2016.org</text:span></text:a><text:span text:style-name="T2"><text:line-break/><text:line-break/>We received in total 120 submissions from 28 countries from all<text:line-break/>continents, excluding Antarctica. The submissions were reviewed by<text:line-break/>the members of the Program Committee (PC) and external reviewers.<text:line-break/>Subsequently, Senior PC members wrote metareviews based on the<text:line-break/>reviews and the submission itself. All submissions received at<text:line-break/>least two reviews and a metareview. In average, a submission<text:line-break/>received 3.2 reviews and a metareview. There were altogether 186<text:line-break/>experts involved in this review phase of the submissions. The final<text:line-break/>decisions were made by the Program Committee chairs based on the<text:line-break/>recommendations made by the Senior PC members. In the end, we<text:line-break/>accepted 54 papers as full papers.<text:line-break/><text:line-break/>We are happy to inform that the submission number 9,<text:line-break/>titled A Game-Based Approach to Monitor Parkinson's Disease Motor Symptoms, was accepted for publication as a full paper.<text:line-break/><text:line-break/>In the coming days, you will receive information on the submission<text:line-break/>of the final, camera-ready version of your paper. Please note<text:line-break/>that the submission deadline of the camera-ready paper is March, 31.<text:line-break/><text:line-break/>Thank you for submitting your original research to IEEE CBMS 2016!<text:line-break/><text:line-break/>On behalf of the IEEE CBMS 2016 organization,<text:line-break/>Jaakko Hollmen and Myra Spiliopoulou<text:line-break/>Program Committee Chairs<text:line-break/><text:line-break/><text:line-break/>----------------------- REVIEW 1 ---------------------<text:line-break/>PAPER: 9<text:line-break/>TITLE: A Game-Based Approach to Monitor Parkinson's Disease Motor Symptoms<text:line-break/>AUTHORS: Leonardo Medeiros, Hyggo Almeida, Leandro Silva, Mirko Perkusich and Robert Fischer<text:line-break/><text:line-break/>OVERALL EVALUATION: 1 (weak accept)<text:line-break/>REVIEWER'S CONFIDENCE: 5 (expert)<text:line-break/>Originality and Significance of the work: 4 (good)<text:line-break/>Relevance to CBMS: 3 (yes)<text:line-break/>Technical Content and Accuracy: 4 (good)<text:line-break/>Quality of Presentation (includes: appropriateness of title, clarity of goals, description of the methodogy and the experiments): 4 (good)<text:line-break/>Did the paper provide adequate information on protection of human subjects?: 2 (yes)<text:line-break/><text:line-break/>----------- REVIEW -----------<text:line-break/>This is a very interesting and well written paper and technically accomplished. However it does </text:span><text:span text:style-name="T3">a major flaw in that it delivers classification of PD / non-PD using game-tachnology instead of the promissed game-based monitoring.<text:line-break/><text:line-break/>Is</text:span><text:span text:style-name="T2"> unclear what the actual game/task was that patients (and control group) needed to execute in the process of making the required movements. The authors should add this crucial information to the paper, as without it the paper does not really describe a game-based approach,</text:span><text:span text:style-name="T3"> but rather a monitor that happens to use the kinect.</text:span><text:span text:style-name="T2"><text:line-break/><text:line-break/>The paper promises monitoring of PD patients but only shows how patients can be classified as PD or not PD and does not go into any monitoring of PD patients. The authors should either add information on monitoring over time </text:span><text:soft-page-break/><text:span text:style-name="T2">or update the </text:span><text:span text:style-name="T3">title and abstract to "classification"</text:span><text:span text:style-name="T2"><text:line-break/><text:line-break/>The authors have created an acceptance survey using a Boolean scale. The choice of this scale is not<text:line-break/>justifies and seems like a poor one. </text:span><text:span text:style-name="T3">The authors should add a justification for preferring a Boolean scale over a likert scale</text:span><text:span text:style-name="T2"><text:line-break/><text:line-break/>In addition a few minor comments the authors may want to consider:<text:line-break/><text:line-break/></text:span><text:span text:style-name="T3">- 30 participants split between intervention and control seems quite a small sample size is there any reasoning behind this?</text:span><text:span text:style-name="T2"><text:line-break/>- in section 2 it is a bit unclear whether a controller was used or not.<text:line-break/></text:span><text:span text:style-name="T3">- section 2.b what are the actual biological measures used?</text:span><text:span text:style-name="T2"><text:line-break/><text:line-break/><text:line-break/>----------------------- REVIEW 2 ---------------------<text:line-break/>PAPER: 9<text:line-break/>TITLE: A Game-Based Approach to Monitor Parkinson's Disease Motor Symptoms<text:line-break/>AUTHORS: Leonardo Medeiros, Hyggo Almeida, Leandro Silva, Mirko Perkusich and Robert Fischer<text:line-break/><text:line-break/>OVERALL EVALUATION: 1 (weak accept)<text:line-break/>REVIEWER'S CONFIDENCE: 5 (expert)<text:line-break/>Originality and Significance of the work: 3 (fair)<text:line-break/>Relevance to CBMS: 3 (yes)<text:line-break/>Technical Content and Accuracy: 3 (fair)<text:line-break/>Quality of Presentation (includes: appropriateness of title, clarity of goals, description of the methodogy and the experiments): 3 (fair)<text:line-break/>Did the paper provide adequate information on protection of human subjects?: 3 (does not apply)<text:line-break/><text:line-break/>----------- REVIEW -----------<text:line-break/>The paper describes yet another application of MS Kinect for movement monitoring. MS Kinect is part of a health monitoring system. The system was tested on 30 subjects with good results.<text:line-break/><text:line-break/><text:line-break/>----------------------- REVIEW 3 ---------------------<text:line-break/>PAPER: 9<text:line-break/>TITLE: A Game-Based Approach to Monitor Parkinson's Disease Motor Symptoms<text:line-break/>AUTHORS: Leonardo Medeiros, Hyggo Almeida, Leandro Silva, Mirko Perkusich and Robert Fischer<text:line-break/><text:line-break/>OVERALL EVALUATION: 1 (weak accept)<text:line-break/>REVIEWER'S CONFIDENCE: 3 (medium)<text:line-break/>Originality and Significance of the work: 3 (fair)<text:line-break/>Relevance to CBMS: 3 (yes)<text:line-break/>Technical Content and Accuracy: 3 (fair)<text:line-break/>Quality of Presentation (includes: appropriateness of title, clarity of goals, description of the methodogy and the experiments): 3 (fair)<text:line-break/>Did the paper provide adequate information on protection of human subjects?: 3 (does not apply)<text:line-break/><text:line-break/>----------- REVIEW -----------<text:line-break/>The authors investigate how a serious game can be used by Parkinson patients, so that their movements are recorded and compared to those of healthy people. The subject of the concrete experiment was to study bradykinesia.<text:line-break/>On the positive side, the authors present a complete system, which they have evaluated using patients and controls.<text:line-break/>On the negative side, </text:span><text:span text:style-name="T3">the presentation causes some confusion about the ULTIMATIVE objective: do the authors want to find out how patients with Parkinson differ from controls, or rather detect symptoms of bradykinesia for early diagnosis? Parkinson is a degenerative disease, i.e. it becomes worse with time (I think!), so an objective would also be to recognize when it becomes worse. The authors should clarify that.</text:span><text:span text:style-name="T2"><text:line-break/></text:span><text:span text:style-name="T4">On the dark side, the misclassifications need some more discussion. Should we assume that the classifier is wrong? This is tempting, but since are positives without the symptom, we need to ask when bradykinesia is a good symptom to monitor, and when it is not. This is not a criticism, rather a suggestion that the authors pursue this question further.</text:span><text:span text:style-name="T2"><text:line-break/><text:line-break/></text:span><text:soft-page-break/><text:span text:style-name="T2"><text:line-break/>-------------------------  METAREVIEW  ------------------------<text:line-break/>PAPER: 9<text:line-break/>TITLE: A Game-Based Approach to Monitor Parkinson's Disease Motor Symptoms<text:line-break/><text:line-break/>The reviewers are not utterly delighted about this paper, but agree that it has merit. There are criticisms, especially on the purpose/goal of the game. One reviewer points out that "</text:span><text:span text:style-name="T4">Is unclear what the actual game/task was that patients (and control group) needed to execute in the process of making the required movements. " This is essential. The authors should add this information.</text:span></text:p>
                </table:table-cell>
              </table:table-row>
            </table:table>
            <text:p text:style-name="Table_20_Contents"/>
          </table:table-cell>
          <table:covered-table-cell/>
        </table:table-row>
        <table:table-row>
          <table:table-cell table:style-name="Table1.A1" table:number-columns-spanned="2" office:value-type="string">
            <text:p text:style-name="P4"/>
          </table: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7T16:20:41.929053036</meta:creation-date>
    <dc:date>2016-03-18T11:20:34.450083438</dc:date>
    <meta:editing-duration>PT18H40M48S</meta:editing-duration>
    <meta:editing-cycles>2</meta:editing-cycles>
    <meta:generator>LibreOffice/4.4.2.2$Linux_X86_64 LibreOffice_project/40m0$Build-2</meta:generator>
    <meta:document-statistic meta:table-count="2" meta:image-count="0" meta:object-count="0" meta:page-count="3" meta:paragraph-count="4" meta:word-count="1047" meta:character-count="6925" meta:non-whitespace-character-count="5854"/>
  </office:meta>
</office:document-meta>
</file>